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table:style-name="ce3" office:value-type="float" office:value="7.24">
            <text:p>7.24</text:p>
          </table:table-cell>
          <table:table-cell office:value-type="string">
            <text:p>g/cm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7.4">
            <text:p>7.4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7.8">
            <text:p>7.80</text:p>
          </table:table-cell>
          <table:table-cell office:value-type="string">
            <text:p>g/cm</text:p>
          </table:table-cell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/>
          <table:table-cell table:formula="of:=[.E20]-[.E21]" office:value-type="float" office:value="124">
            <text:p>124</text:p>
          </table:table-cell>
          <table:table-cell table:number-columns-repeated="3"/>
          <table:table-cell table:formula="of:=[.I20]-[.I21]" office:value-type="float" office:value="773.8">
            <text:p>773.8</text:p>
          </table:table-cell>
          <table:table-cell table:number-columns-repeated="3"/>
          <table:table-cell table:formula="of:=[.M20]-[.M21]" office:value-type="float" office:value="1649.4">
            <text:p>1649.4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3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formula="of:=2*([.E22])/[.E20]*0.16*[.G4]/[.F2]" office:value-type="float" office:value="11.3474424299878">
            <text:p>11.34744243</text:p>
          </table:table-cell>
          <table:table-cell table:number-columns-repeated="2"/>
          <table:table-cell office:value-type="string">
            <text:p>magn.Susz</text:p>
          </table:table-cell>
          <table:table-cell table:formula="of:=2*([.I22])/[.I20]*0.16*[.K4]/[.J2]" office:value-type="float" office:value="46.4682892626905">
            <text:p>46.4682892627</text:p>
          </table:table-cell>
          <table:table-cell table:number-columns-repeated="2"/>
          <table:table-cell office:value-type="string">
            <text:p>magn.Susz</text:p>
          </table:table-cell>
          <table:table-cell table:formula="of:=2*([.M22])/[.M20]*0.16*[.O4]/[.N2]" office:value-type="float" office:value="88.3842368762291">
            <text:p>88.38423687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3">
          <table:table-cell/>
          <table:table-cell office:value-type="string">
            <text:p>Qreal</text:p>
          </table:table-cell>
          <table:table-cell table:number-columns-repeated="14"/>
        </table:table-row>
        <table:table-row table:style-name="ro2">
          <table:table-cell/>
          <table:table-cell table:formula="of:=[.F2]/([.G2]*[.G4])" office:value-type="float" office:value="0.00776933701657459">
            <text:p>0.007769337</text:p>
          </table:table-cell>
          <table:table-cell table:formula="of:=[.J2]/([.K2]*[.K4])" office:value-type="float" office:value="0.0118918918918919">
            <text:p>0.0118918919</text:p>
          </table:table-cell>
          <table:table-cell table:formula="of:=[.N2]/([.O2]*[.O4])" office:value-type="float" office:value="0.0133012820512821">
            <text:p>0.0133012821</text:p>
          </table:table-cell>
          <table:table-cell table:number-columns-repeated="1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14"/>
        </table:table-row>
        <table:table-row table:style-name="ro2">
          <table:table-cell/>
          <table:table-cell table:formula="of:=4*0.0000866/[.B31]*[.D37]"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/>
          <table:table-cell table:number-columns-repeated="12"/>
        </table:table-row>
        <table:table-row table:style-name="ro2" table:number-rows-repeated="104853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21:26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4-15T10:05:43</dc:date>
    <meta:editing-duration>PT3H15M39S</meta:editing-duration>
    <meta:editing-cycles>4</meta:editing-cycles>
    <meta:generator>LibreOffice/3.6$Linux_X86_64 LibreOffice_project/360m1$Build-2</meta:generator>
    <meta:document-statistic meta:table-count="1" meta:cell-count="164" meta:object-count="0"/>
  </office:meta>
</office:document-meta>
</file>